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c6e7" officeooo:paragraph-rsid="0005c6e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c6e7" officeooo:paragraph-rsid="0005c6e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5c6e7" officeooo:paragraph-rsid="0005c6e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c6e7" officeooo:paragraph-rsid="0005c6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c6e7" officeooo:paragraph-rsid="000d1d9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853f" officeooo:paragraph-rsid="000785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e52a" officeooo:paragraph-rsid="0008e52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4665" officeooo:paragraph-rsid="000a466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86ca" officeooo:paragraph-rsid="000b86c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86ca" officeooo:paragraph-rsid="000e85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86ca" officeooo:paragraph-rsid="0010772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86ca" officeooo:paragraph-rsid="0013f96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d97" officeooo:paragraph-rsid="000d1d9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d97" officeooo:paragraph-rsid="000e856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d97" officeooo:paragraph-rsid="0010772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d97" officeooo:paragraph-rsid="0013f96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89bc" officeooo:paragraph-rsid="001489b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89bc" officeooo:paragraph-rsid="0014d4b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89bc" officeooo:paragraph-rsid="001a5aa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89bc" officeooo:paragraph-rsid="001deb1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89bc" officeooo:paragraph-rsid="001ea32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5c6e7" officeooo:paragraph-rsid="0005c6e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7853f" officeooo:paragraph-rsid="0007853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8e52a" officeooo:paragraph-rsid="0008e52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b86ca" officeooo:paragraph-rsid="000b86c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b86ca" officeooo:paragraph-rsid="000e856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b86ca" officeooo:paragraph-rsid="0010772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b86ca" officeooo:paragraph-rsid="0013f96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489bc" officeooo:paragraph-rsid="001489b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489bc" officeooo:paragraph-rsid="0014d4b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489bc" officeooo:paragraph-rsid="001a5aa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489bc" officeooo:paragraph-rsid="001deb1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paragraph-rsid="000a4665"/>
    </style:style>
    <style:style style:name="T1" style:family="text">
      <style:text-properties officeooo:rsid="0008e52a"/>
    </style:style>
    <style:style style:name="T2" style:family="text">
      <style:text-properties officeooo:rsid="000a4665"/>
    </style:style>
    <style:style style:name="T3" style:family="text">
      <style:text-properties style:text-underline-style="none" officeooo:rsid="000a4665" style:font-size-asian="10.5pt" style:font-weight-asian="normal" style:font-size-complex="12pt" style:font-weight-complex="normal"/>
    </style:style>
    <style:style style:name="T4" style:family="text">
      <style:text-properties officeooo:rsid="000d1d97"/>
    </style:style>
    <style:style style:name="T5" style:family="text">
      <style:text-properties officeooo:rsid="000e856a"/>
    </style:style>
    <style:style style:name="T6" style:family="text">
      <style:text-properties officeooo:rsid="0010772c"/>
    </style:style>
    <style:style style:name="T7" style:family="text">
      <style:text-properties officeooo:rsid="00123064"/>
    </style:style>
    <style:style style:name="T8" style:family="text">
      <style:text-properties officeooo:rsid="0013f96e"/>
    </style:style>
    <style:style style:name="T9" style:family="text">
      <style:text-properties officeooo:rsid="001489bc"/>
    </style:style>
    <style:style style:name="T10" style:family="text">
      <style:text-properties officeooo:rsid="0014d4be"/>
    </style:style>
    <style:style style:name="T11" style:family="text">
      <style:text-properties officeooo:rsid="0015711a"/>
    </style:style>
    <style:style style:name="T12" style:family="text">
      <style:text-properties officeooo:rsid="001745e0"/>
    </style:style>
    <style:style style:name="T13" style:family="text">
      <style:text-properties officeooo:rsid="0018e3eb"/>
    </style:style>
    <style:style style:name="T14" style:family="text">
      <style:text-properties officeooo:rsid="0018fa49"/>
    </style:style>
    <style:style style:name="T15" style:family="text">
      <style:text-properties officeooo:rsid="001c03b7"/>
    </style:style>
    <style:style style:name="T16" style:family="text">
      <style:text-properties officeooo:rsid="001c7a28"/>
    </style:style>
    <style:style style:name="T17" style:family="text">
      <style:text-properties officeooo:rsid="001deb14"/>
    </style:style>
    <style:style style:name="T18" style:family="text">
      <style:text-properties officeooo:rsid="001ea3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MI DI SEQUENZA CONTROLLER </text:p>
      <text:p text:style-name="P2"/>
      <text:p text:style-name="P3">isNumeric:</text:p>
      <text:p text:style-name="P3"/>
      <text:p text:style-name="P2">Questo metodo verifica se l'input dell'utente (stringa) è un numero complesso. A tale scopo, verifica innanzitutto che non si tratti di una stringa vuota o nulla. Dopo di ché inizia a controllare tutte le possibilità che l'utente può inserire:</text:p>
      <text:p text:style-name="P2">→ (+/-)a+/-bj</text:p>
      <text:p text:style-name="P2">→ (+/-)a</text:p>
      <text:p text:style-name="P2">→ +/-bj</text:p>
      <text:p text:style-name="P2">Se è uno di questi casi, lo memorizza in un oggetto numero complesso, lo aggiunge alla pila e restituisce true, altrimenti restiruisce false.</text:p>
      <text:p text:style-name="P2"/>
      <text:p text:style-name="P3">IsCalculatorOpValid:</text:p>
      <text:p text:style-name="P3"/>
      <text:p text:style-name="P2">Questo metodo verifica se l'input dell'utente (stringa) è un’operazione valida. A tale scopo, verifica innanzitutto che non si tratti di una stringa vuota o nulla. Dopo di che controllerà se corrisponde a una delle operazioni valide. Se è una delle operazioni chiama il metodo corrispondente nel Controllore, che a sua volta chiamerà l'operazione corrispondente nel Calcolatore e restituisce true, altrimenti restiruisce false.</text:p>
      <text:p text:style-name="P2"/>
      <text:p text:style-name="P3">IsStackOpValid:</text:p>
      <text:p text:style-name="P2"/>
      <text:p text:style-name="P2">Questo metodo verifica se l'input dell'utente (stringa) è un’operazione dallo stack valida. A tale scopo, verifica innanzitutto che non si tratti di una stringa vuota o nulla. Dopo di che controllerà se corrisponde a una delle operazioni dallo stack valide. Se è una delle operazioni chiama il metodo corrispondente nel CalcStack e restituisce true, altrimenti restiruisce false.</text:p>
      <text:p text:style-name="P2"/>
      <text:p text:style-name="P3">IsVarOpValid:</text:p>
      <text:p text:style-name="P3"/>
      <text:p text:style-name="P2">Questo metodo verifica se l'input dell'utente (stringa) è un’operazione per i variabili valida. A tale scopo, verifica innanzitutto che non si tratti di una stringa vuota o nulla. Dopo di che controllerà se corrisponde a una delle operazioni per i variabili valide e anche se la variabile inserita dall'utente è corretta. Se è una delle valida chiama il metodo corrispondente nel Controllore, che eseguirà l'operazione corrispondente e memorizzerà il risultato nelle variabili ArrayList e restituisce true, altrimenti restiruisce false.</text:p>
      <text:p text:style-name="P2"/>
      <text:p text:style-name="P32"><text:span text:style-name="T17">Substract</text:span>Var:</text:p>
      <text:p text:style-name="P20"/>
      <text:p text:style-name="P20">Input: </text:p>
      <text:p text:style-name="P20"><text:tab/>int position, position of the ArrayList variables that will change</text:p>
      <text:p text:style-name="P20">Precondition:</text:p>
      <text:p text:style-name="P20"><text:tab/>The input parameter should be inside the range of the ArrayList variables</text:p>
      <text:p text:style-name="P20">What does it do:</text:p>
      <text:p text:style-name="P20"><text:tab/>- Checks if the stack has a number</text:p>
      <text:p text:style-name="P20"><text:tab/>- Takes the last number from the stack</text:p>
      <text:p text:style-name="P20"><text:tab/>- <text:s/><text:span text:style-name="T17">Substract </text:span>the value of the var in the position i of the variables to that number</text:p>
      <text:p text:style-name="P21"><text:tab/>- <text:span text:style-name="T15">Saves the result in the var</text:span></text:p>
      <text:p text:style-name="P20">Result:</text:p>
      <text:p text:style-name="P21"><text:tab/>The stack is one number shorter and the var now have <text:span text:style-name="T18">his </text:span>previus <text:span text:style-name="T18">value minus the previus </text:span>last number of the stack </text:p>
      <text:p text:style-name="P20">Exceptions:</text:p>
      <text:p text:style-name="P20"><text:soft-page-break/><text:tab/>If the stack is empty, <text:span text:style-name="T2">handleError(NoValueInStackToOperate) is called</text:span></text:p>
      <text:p text:style-name="P2"/>
      <text:p text:style-name="P31"><text:span text:style-name="T17">Add</text:span>Var:</text:p>
      <text:p text:style-name="P19"/>
      <text:p text:style-name="P19">Input: </text:p>
      <text:p text:style-name="P19"><text:tab/>int position, position of the ArrayList variables that will change</text:p>
      <text:p text:style-name="P19">Precondition:</text:p>
      <text:p text:style-name="P19"><text:tab/>The input parameter should be inside the range of the ArrayList variables</text:p>
      <text:p text:style-name="P19">What does it do:</text:p>
      <text:p text:style-name="P19"><text:tab/>- Checks if the stack has a number</text:p>
      <text:p text:style-name="P19"><text:tab/>- Takes the last number from the stack</text:p>
      <text:p text:style-name="P19"><text:tab/>- <text:s/><text:span text:style-name="T15">Adds </text:span>the value of the var in the position i of the variables to that number</text:p>
      <text:p text:style-name="P19"><text:tab/>- <text:span text:style-name="T15">Saves the result in the var</text:span></text:p>
      <text:p text:style-name="P19">Result:</text:p>
      <text:p text:style-name="P19"><text:tab/>The stack is one number shorter and the var now have the previus last number of the stack <text:tab/><text:span text:style-name="T16">plus it’s previus value</text:span></text:p>
      <text:p text:style-name="P19">Exceptions:</text:p>
      <text:p text:style-name="P19"><text:tab/>If the stack is empty, <text:span text:style-name="T2">handleError(NoValueInStackToOperate) is called</text:span></text:p>
      <text:p text:style-name="P2"/>
      <text:p text:style-name="P30"><text:span text:style-name="T10">VarToStack</text:span>:</text:p>
      <text:p text:style-name="P18"/>
      <text:p text:style-name="P18">Input: </text:p>
      <text:p text:style-name="P18"><text:tab/>int position, position of the ArrayList variables that will change</text:p>
      <text:p text:style-name="P18">Precondition:</text:p>
      <text:p text:style-name="P18"><text:tab/>The input parameter should be inside the range of the ArrayList variables</text:p>
      <text:p text:style-name="P18">What does it do:</text:p>
      <text:p text:style-name="P18"><text:tab/>- Checks if the <text:span text:style-name="T11">var in the i pos of variables</text:span> has a number</text:p>
      <text:p text:style-name="P18"><text:tab/>- Takes the last number from the <text:span text:style-name="T11">var</text:span></text:p>
      <text:p text:style-name="P18"><text:tab/>- <text:span text:style-name="T11">Add the number to the stack</text:span></text:p>
      <text:p text:style-name="P18">Result:</text:p>
      <text:p text:style-name="P18"><text:tab/>The stack is one number <text:span text:style-name="T12">longer </text:span>and the var now <text:span text:style-name="T13">is empty (null)</text:span></text:p>
      <text:p text:style-name="P18">Exceptions:</text:p>
      <text:p text:style-name="P18"><text:tab/>If the <text:span text:style-name="T14">var </text:span>is <text:span text:style-name="T14">null</text:span>, <text:span text:style-name="T2">handleError(NoValueIn</text:span><text:span text:style-name="T14">Var</text:span><text:span text:style-name="T2">ToOperate) is called</text:span></text:p>
      <text:p text:style-name="P2"/>
      <text:p text:style-name="P29">StackToVar:</text:p>
      <text:p text:style-name="P17"/>
      <text:p text:style-name="P17">Input: </text:p>
      <text:p text:style-name="P17"><text:tab/>int position, position of the ArrayList variables that will change</text:p>
      <text:p text:style-name="P17">Precondition:</text:p>
      <text:p text:style-name="P17"><text:tab/>The input parameter should be inside the range of the ArrayList variables</text:p>
      <text:p text:style-name="P17">What does it do:</text:p>
      <text:p text:style-name="P17"><text:tab/>- Checks if the stack has a number</text:p>
      <text:p text:style-name="P17"><text:tab/>- Takes the last number from the stack</text:p>
      <text:p text:style-name="P17"><text:tab/>- Sets the value of the var in the position i of the variables to that number</text:p>
      <text:p text:style-name="P17">Result:</text:p>
      <text:p text:style-name="P17"><text:tab/>The stack is one number shorter and the var now have the previus last number of the stack</text:p>
      <text:p text:style-name="P17">Exceptions:</text:p>
      <text:p text:style-name="P17"><text:tab/>If the stack is empty, <text:span text:style-name="T2">handleError(NoValueInStackToOperate) is called</text:span></text:p>
      <text:p text:style-name="P2"/>
      <text:p text:style-name="P28"><text:span text:style-name="T8">Add</text:span>Stack:</text:p>
      <text:p text:style-name="P12"/>
      <text:p text:style-name="P16">Precondition:</text:p>
      <text:p text:style-name="P16"><text:soft-page-break/><text:tab/><text:span text:style-name="T1">There should be at least one number in the stack</text:span></text:p>
      <text:p text:style-name="P16">What does it do:</text:p>
      <text:p text:style-name="P16"><text:tab/>- Checks if there is a number(1) to take from stack</text:p>
      <text:p text:style-name="P16"><text:tab/>- Saves it</text:p>
      <text:p text:style-name="P16"><text:tab/>- Checks if there is another number(2) to take from stack</text:p>
      <text:p text:style-name="P16"><text:tab/>- Calls <text:span text:style-name="T8">add</text:span> function from Calculatore, with (1) and (2) as parameters</text:p>
      <text:p text:style-name="P16"><text:tab/>- Put the result back in the Stack</text:p>
      <text:p text:style-name="P16"/>
      <text:p text:style-name="P16">R<text:span text:style-name="T9">e</text:span>sult:</text:p>
      <text:p text:style-name="P16"><text:tab/>The stack size reduces in one number, and the last element is the <text:span text:style-name="T8">adition</text:span> of the previus last <text:tab/>two numbers</text:p>
      <text:p text:style-name="P16">Exceptions:</text:p>
      <text:p text:style-name="P16"><text:tab/>If the function fails to get any of the two numbers, <text:span text:style-name="T2">handleError(NoValueInStackToOperate) <text:tab/>is called</text:span></text:p>
      <text:p text:style-name="P2"/>
      <text:p text:style-name="P27"><text:span text:style-name="T6">Substract</text:span>Stack:</text:p>
      <text:p text:style-name="P11"/>
      <text:p text:style-name="P15">Precondition:</text:p>
      <text:p text:style-name="P15"><text:tab/><text:span text:style-name="T1">There should be at least one number in the stack</text:span></text:p>
      <text:p text:style-name="P15">What does it do:</text:p>
      <text:p text:style-name="P15">- Checks if there is a number(1) to take from stack</text:p>
      <text:p text:style-name="P15">- Saves it</text:p>
      <text:p text:style-name="P15">- Checks if there is another number(2) to take from stack</text:p>
      <text:p text:style-name="P15">- Calls <text:span text:style-name="T6">substract</text:span> function from Calculatore, with (1) and (2) as parameters</text:p>
      <text:p text:style-name="P15">- Put the result back in the Stack</text:p>
      <text:p text:style-name="P15"/>
      <text:p text:style-name="P15">R<text:span text:style-name="T9">e</text:span>sult:</text:p>
      <text:p text:style-name="P15"><text:tab/>The stack size reduces in one number, and the last element is the <text:span text:style-name="T7">substraction</text:span> of the <text:tab/>previus last two numbers</text:p>
      <text:p text:style-name="P15">Exceptions:</text:p>
      <text:p text:style-name="P15"><text:tab/>If the function fails to get any of the two numbers, <text:span text:style-name="T2">handleError(NoValueInStackToOperate) <text:tab/>is called</text:span></text:p>
      <text:p text:style-name="P2"/>
      <text:p text:style-name="P26"><text:span text:style-name="T5">Multiply</text:span>Stack:</text:p>
      <text:p text:style-name="P10"/>
      <text:p text:style-name="P14">Precondition:</text:p>
      <text:p text:style-name="P14"><text:tab/><text:span text:style-name="T1">There should be at least one number in the stack</text:span></text:p>
      <text:p text:style-name="P14">What does it do:</text:p>
      <text:p text:style-name="P14">- Checks if there is a number(1) to take from stack</text:p>
      <text:p text:style-name="P14">- Saves it</text:p>
      <text:p text:style-name="P14">- Checks if there is another number(2) to take from stack</text:p>
      <text:p text:style-name="P14">- Calls <text:span text:style-name="T5">multiply</text:span> function from Calculatore, with (1) and (2) as parameters</text:p>
      <text:p text:style-name="P14">- Put the result back in the Stack</text:p>
      <text:p text:style-name="P14"/>
      <text:p text:style-name="P14">R<text:span text:style-name="T9">e</text:span>sult:</text:p>
      <text:p text:style-name="P14"><text:tab/>The stack size reduces in one number, and the last element is the <text:span text:style-name="T5">multiplication</text:span> of the <text:tab/>previus last two numbers</text:p>
      <text:p text:style-name="P14">Exceptions:</text:p>
      <text:p text:style-name="P14"><text:tab/>If the function fails to get any of the two numbers, <text:span text:style-name="T2">handleError(NoValueInStackToOperate) <text:tab/>is called</text:span></text:p>
      <text:p text:style-name="P2"/>
      <text:p text:style-name="P25">DivideStack:</text:p>
      <text:p text:style-name="P9"><text:soft-page-break/></text:p>
      <text:p text:style-name="P13">Precondition:</text:p>
      <text:p text:style-name="P13"><text:tab/><text:span text:style-name="T1">There should be at least one number in the stack, </text:span>and the second last shoulden’t be 0.</text:p>
      <text:p text:style-name="P13">What does it do:</text:p>
      <text:p text:style-name="P13">- Checks if there is a number(1) to take from stack</text:p>
      <text:p text:style-name="P13">- Saves it</text:p>
      <text:p text:style-name="P13">- Checks if there is another number(2) to take from stack</text:p>
      <text:p text:style-name="P13">- Calls divide function from Calculatore, with (1) and (2) as parameters</text:p>
      <text:p text:style-name="P13">- Put the result back in the Stack</text:p>
      <text:p text:style-name="P13"/>
      <text:p text:style-name="P13">R<text:span text:style-name="T9">e</text:span>sult:</text:p>
      <text:p text:style-name="P13"><text:tab/>The stack size reduces in one number, and the last element is the division of the previus last <text:tab/>two numbers</text:p>
      <text:p text:style-name="P13">Exceptions:</text:p>
      <text:p text:style-name="P13"><text:tab/>-If the function fails to get any of the two numbers, <text:span text:style-name="T2">handleError(NoValueInStackToOperate) <text:tab/>is called</text:span></text:p>
      <text:p text:style-name="P5"><text:tab/>-<text:span text:style-name="T4">If the second number is 0, </text:span><text:span text:style-name="T2">handleError(</text:span><text:span text:style-name="T4">CantDivideByZero</text:span><text:span text:style-name="T2">) is called</text:span></text:p>
      <text:p text:style-name="P5"/>
      <text:p text:style-name="P24">SqrtStack:</text:p>
      <text:p text:style-name="P7"/>
      <text:p text:style-name="P7">Precondition:</text:p>
      <text:p text:style-name="P7"><text:tab/>There should be at least one number in the stack</text:p>
      <text:p text:style-name="P7">What does it do:</text:p>
      <text:p text:style-name="P7"><text:tab/>- Ensures that there is at least one number in the stack</text:p>
      <text:p text:style-name="P7"><text:tab/>- Takes the last element in the stack</text:p>
      <text:p text:style-name="P7"><text:tab/>- Apply the sqrt function of Calculatore to it</text:p>
      <text:p text:style-name="P7"><text:tab/>- Put the result back in the stack</text:p>
      <text:p text:style-name="P8">Result:</text:p>
      <text:p text:style-name="P8"><text:tab/>The last element of the stack is square rooted</text:p>
      <text:p text:style-name="P8">Exception:</text:p>
      <text:p text:style-name="P33"><text:span text:style-name="T3"><text:tab/>If there is no element in stack, handleError(NoValueInStackToOperate) is called</text:span></text:p>
      <text:p text:style-name="P2"/>
      <text:p text:style-name="P23">ErrorHandler:</text:p>
      <text:p text:style-name="P3"/>
      <text:p text:style-name="P6">Input:</text:p>
      <text:p text:style-name="P6"><text:tab/>Error: Es un tipo de error predefinido, con un mensaje de error asociado.</text:p>
      <text:p text:style-name="P6">Output:</text:p>
      <text:p text:style-name="P6"><text:tab/>String: Mensaje de error.</text:p>
      <text:p text:style-name="P6">What does it do:</text:p>
      <text:p text:style-name="P6"><text:tab/>Asociates each error to a String and returns it.</text:p>
      <text:p text:style-name="P6"/>
      <text:p text:style-name="P3">InputHandler:</text:p>
      <text:p text:style-name="P3"/>
      <text:p text:style-name="P2">Utilizza i metodi sopra descritti per verificare che quanto inserito sia corretto, altrimenti genera un codice di errore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12:28.468787736</meta:creation-date>
    <dc:date>2023-12-07T21:53:37.756228334</dc:date>
    <meta:editing-duration>PT3H4M46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4" meta:paragraph-count="141" meta:word-count="1177" meta:character-count="6997" meta:non-whitespace-character-count="5886"/>
  </office:meta>
</office:document-meta>
</file>